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text-properties style:font-name="FreeSans" fo:font-size="18pt" style:font-size-asian="18pt" style:font-size-complex="18pt"/>
    </style:style>
    <style:style style:name="P2" style:family="paragraph" style:parent-style-name="Standard">
      <style:paragraph-properties fo:line-height="100%" fo:text-align="justify" style:justify-single-word="false"/>
      <style:text-properties style:font-name="Liberation Sans Narrow" fo:font-size="11pt" fo:language="en" fo:country="US" style:font-size-asian="11pt" style:language-asian="none" style:country-asian="none" style:font-size-complex="11pt"/>
    </style:style>
    <style:style style:name="P3" style:family="paragraph" style:parent-style-name="Standard">
      <style:paragraph-properties fo:line-height="100%" fo:text-align="justify" style:justify-single-word="false"/>
      <style:text-properties style:font-name="Liberation Sans Narrow" fo:font-size="11pt" fo:language="en" fo:country="US" style:font-size-asian="11pt" style:font-size-complex="11pt"/>
    </style:style>
    <style:style style:name="P4"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style:font-size-asian="11pt" style:font-size-complex="11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fo:font-weight="bold" style:font-size-asian="11pt" style:font-weight-asian="bold" style:font-size-complex="11pt"/>
    </style:style>
    <style:style style:name="P7"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fo:language="es" fo:country="PY" style:font-size-asian="11pt"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598a0" style:font-size-asian="10pt" style:font-size-complex="10pt"/>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1598a0" officeooo:paragraph-rsid="001598a0" style:font-size-asian="10pt" style:font-size-complex="10pt"/>
    </style:style>
    <style:style style:name="P10"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598a0" officeooo:paragraph-rsid="001598a0" style:font-size-asian="10pt" style:font-size-complex="10pt"/>
    </style:style>
    <style:style style:name="P11"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1598a0"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s" fo:country="PY" fo:font-weight="bold" officeooo:paragraph-rsid="0013f6f5" style:font-size-asian="11pt" style:font-weight-asian="bold" style:font-size-complex="11pt"/>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15"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598a0" style:font-size-asian="12pt" style:font-size-complex="12pt"/>
    </style:style>
    <style:style style:name="P16" style:family="paragraph" style:parent-style-name="Standard">
      <style:paragraph-properties fo:margin-left="0in" fo:margin-right="0in" fo:margin-top="0in" fo:margin-bottom="0in" loext:contextual-spacing="true" fo:line-height="100%" fo:text-align="justify" style:justify-single-word="false" fo:text-indent="0.4917in" style:auto-text-indent="false"/>
      <style:text-properties style:font-name="Liberation Sans Narrow" fo:font-size="11pt" fo:font-weight="bold" style:font-size-asian="11pt" style:font-weight-asian="bold" style:font-size-complex="11pt"/>
    </style:style>
    <style:style style:name="P17"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18"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19" style:family="paragraph" style:parent-style-name="Footer">
      <style:paragraph-properties fo:margin-left="0in" fo:margin-right="0.25in" fo:text-indent="0in" style:auto-text-indent="false"/>
    </style:style>
    <style:style style:name="P20" style:family="paragraph" style:parent-style-name="Heading_20_2" style:list-style-name="">
      <style:paragraph-properties fo:orphans="2" fo:widows="2"/>
    </style:style>
    <style:style style:name="P21"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P22"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P23"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P24"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language="es" fo:country="ES"/>
    </style:style>
    <style:style style:name="T3" style:family="text">
      <style:text-properties fo:language="es" fo:country="ES" officeooo:rsid="001598a0"/>
    </style:style>
    <style:style style:name="T4" style:family="text">
      <style:text-properties style:text-position="super 58%"/>
    </style:style>
    <style:style style:name="T5" style:family="text">
      <style:text-properties style:text-position="super 58%" fo:language="es" fo:country="ES"/>
    </style:style>
    <style:style style:name="T6" style:family="text">
      <style:text-properties style:text-position="super 58%" fo:language="es" fo:country="PY"/>
    </style:style>
    <style:style style:name="T7" style:family="text">
      <style:text-properties style:text-position="super 58%" fo:language="es" fo:country="PY" fo:font-weight="bold" style:font-weight-asian="bold"/>
    </style:style>
    <style:style style:name="T8" style:family="text">
      <style:text-properties style:text-position="super 58%" fo:language="en" fo:country="US"/>
    </style:style>
    <style:style style:name="T9" style:family="text">
      <style:text-properties style:text-position="super 58%" fo:font-weight="bold" style:font-weight-asian="bold"/>
    </style:style>
    <style:style style:name="T10" style:family="text">
      <style:text-properties fo:language="es" fo:country="PY"/>
    </style:style>
    <style:style style:name="T11" style:family="text">
      <style:text-properties fo:language="es" fo:country="PY" style:language-asian="none" style:country-asian="none"/>
    </style:style>
    <style:style style:name="T12" style:family="text">
      <style:text-properties fo:language="es" fo:country="PY" fo:font-weight="bold" style:font-weight-asian="bold"/>
    </style:style>
    <style:style style:name="T13" style:family="text">
      <style:text-properties fo:color="#000000"/>
    </style:style>
    <style:style style:name="T14" style:family="text">
      <style:text-properties fo:color="#000000" fo:language="en" fo:country="US"/>
    </style:style>
    <style:style style:name="T15" style:family="text">
      <style:text-properties fo:language="en" fo:country="US"/>
    </style:style>
    <style:style style:name="T16" style:family="text">
      <style:text-properties fo:language="en" fo:country="US" style:language-asian="none" style:country-asian="none"/>
    </style:style>
    <style:style style:name="T17" style:family="text">
      <style:text-properties fo:language="none" fo:country="none" style:language-asian="none" style:country-asian="none"/>
    </style:style>
    <style:style style:name="T18" style:family="text">
      <style:text-properties style:language-asian="none" style:country-asian="none"/>
    </style:style>
    <style:style style:name="T19" style:family="text">
      <style:text-properties fo:color="#ff0000" fo:font-weight="bold" style:font-weight-asian="bold"/>
    </style:style>
    <style:style style:name="T20" style:family="text">
      <style:text-properties fo:font-style="italic" style:font-style-asian="italic"/>
    </style:style>
    <style:style style:name="T2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Diego F. Sánchez</text:span><text:span text:style-name="T5">1,2</text:span><text:span text:style-name="T2">, Fiorella Grillón</text:span><text:span text:style-name="T5">1,2</text:span></text:p>
      <text:p text:style-name="P11"><text:span text:style-name="T2">Alcides Chaux</text:span><text:span text:style-name="T5">1,3,4</text:span><text:span text:style-name="T2">, Ingrid Rodríguez</text:span><text:span text:style-name="T5">1,2</text:span></text:p>
      <text:p text:style-name="P11"><text:span text:style-name="T2">José E. Barreto</text:span><text:span text:style-name="T5">1,2</text:span><text:span text:style-name="T2">, Antonio L. Cubilla</text:span><text:span text:style-name="T5">1,2</text:span></text:p>
      <text:p text:style-name="P8"><text:span text:style-name="T5">1</text:span><text:span text:style-name="T2">Instituto de Patología e Investigación,</text:span></text:p>
      <text:p text:style-name="P8"><text:span text:style-name="T2">Asunción, Paraguay,</text:span></text:p>
      <text:p text:style-name="P8"><text:span text:style-name="T5">2</text:span><text:span text:style-name="T2">Facultad de Ciencias Médicas,</text:span></text:p>
      <text:p text:style-name="P8"><text:span text:style-name="T2">Universidad Nacional de Asunción, Asunción, Paraguay</text:span></text:p>
      <text:p text:style-name="P8"><text:span text:style-name="T5">3</text:span>Johns Hopkin<text:span text:style-name="T10">s University School of Medicine,</text:span></text:p>
      <text:p text:style-name="P8"><text:span text:style-name="T10">Baltimore, MD</text:span></text:p>
      <text:p text:style-name="P8"><text:span text:style-name="T6">4</text:span><text:span text:style-name="T10">Facultad de Medicina,</text:span></text:p>
      <text:p text:style-name="P8"><text:span text:style-name="T10">Universidad del Norte, Asunción, Paraguay</text:span></text:p>
      <text:p text:style-name="P9"><text:span text:style-name="T10">Rev UN Med 2012 1(1): 85-99</text:span></text:p>
      <text:p text:style-name="P6"/>
      <text:h text:style-name="P1" text:outline-level="1"><text:span text:style-name="T2">Características </text:span><text:span text:style-name="T3">d</text:span><text:span text:style-name="T2">emográficas, </text:span><text:span text:style-name="T3">p</text:span><text:span text:style-name="T2">atológicas y </text:span><text:span text:style-name="T3">d</text:span><text:span text:style-name="T2">etección del </text:span><text:span text:style-name="T3">v</text:span><text:span text:style-name="T2">irus del </text:span><text:span text:style-name="T3">p</text:span><text:span text:style-name="T2">apiloma </text:span><text:span text:style-name="T3">h</text:span><text:span text:style-name="T2">umano en el </text:span><text:span text:style-name="T3">c</text:span><text:span text:style-name="T2">arcinoma </text:span><text:span text:style-name="T3">p</text:span><text:span text:style-name="T2">eneal: Revisión de </text:span><text:span text:style-name="T3">e</text:span><text:span text:style-name="T2">studios </text:span><text:span text:style-name="T3">r</text:span><text:span text:style-name="T2">ealizados en el Paraguay</text:span></text:h>
      <text:p text:style-name="P12"><text:span text:style-name="T2"/></text:p>
      <text:section text:style-name="Sect1" text:name="Section1">
        <text:h text:style-name="P21" text:outline-level="2">CARACTERÍSTICAS DEMOGRÁFICAS DEL CARCINOMA PENEAL</text:h>
        <text:p text:style-name="P17">Existe una variación en la incidencia geográfica del cáncer peneal (Figura 1), con las cifras más elevadas en países de África, América del Sur y Asia (2-4/100.000 habitantes), y las más bajas en los Estados Unidos y Europa (0,3-1/100.000 habitantes) . Las causas de esta variación no están del todo claras, pero se cree que están relacionadas con factores epidemiológicos. Varios de estos factores o condiciones han sido reportados como asociados con la alta prevalencia de cáncer peneal (Tabla 1) .</text:p>
        <text:p text:style-name="P17">En una evaluación prospectiva reciente de 100 casos, usando un cuestionario detallado, hemos delineado el perfil epidemiológico típico de pacientes con cáncer peneal que viven en una región con alta prevalencia como el Paraguay. Dichos pacientes presentaban un bajo nivel de educación, bajos ingresos económicos, provenían de regiones rurales, eran fumadores con inflamación crónica, verrugas y fisuras genitales, fimosis frecuente y deficientes hábitos higiénicos. Se demostró por la técnica de la reacción en cadena de la polimerasa (PCR) la presencia del virus del papiloma humano (HPV) en más de un tercio de los casos y estos pacientes tenían una historia sexual de 10 o más parejas sexuales a lo largo de su vida . Habría un indicio de que la distribución heterogénea de HPV podría explicar en parte la variación geográfica del cáncer peneal. En un estudio, los carcinomas relacionados con HPV resultaron ser más prevalentes en pacientes asiáticos . En otro estudio fue sugerido que los pacientes africanos afectados con cáncer peneal demostraron una mayor incidencia de tumores relacionados con HPV que aquellos de otros continentes (<text:span text:style-name="T13">“HPV prevalence and types in penile neoplastic and pre-neoplastic lesions”. </text:span><text:span text:style-name="T14">Laia Alemany, Cubilla AL et al </text:span><text:span text:style-name="T15">, 27</text:span><text:span text:style-name="T8">th</text:span><text:span text:style-name="T15"> International HPV Conference, Berlin, September 2011). </text:span>Si este último hallazgo está relacionado con la alta incidencia de SIDA en África es aún incierto.</text:p>
        <text:p text:style-name="P13"/>
        <text:h text:style-name="P21" text:outline-level="2">CARACTERÍSTICAS PATOLÓGICAS DEL CARCINOMA PENEAL</text:h>
        <text:p text:style-name="P17"><text:span text:style-name="T2">La mayoría de las neoplasias del pene son carcinomas escamosos. Hasta hace poco no se conocía la heterogeneidad morfológica del carcinoma peneal. Se reconocen actualmente cerca de 14 subtipos, la mayoría de los cuales fueron originalmente descritos en el Paraguay (Tabla 2) . La justificación de la separación de los tumores en diferentes clases se relaciona con la morfología distintiva de estas variedades, su correlación con factores etiológicos como la presencia de HPV, y con factores pronósticos. Cerca de la mitad de los carcinomas peneales son de histología escamosa convencional o tipo usual y el resto corresponde a tipos especiales.</text:span></text:p>
        <text:p text:style-name="P17"><text:soft-page-break/>Los <text:span text:style-name="T1">carcinomas verrucosos</text:span> <text:s/>son lesiones exofíticas con una superficie de corte característica: blanca, superficial y con una base ancha que separa el tumor del estroma. Microscópicamente es una neoplasia papilomatosa, acantótica y extremadamente diferenciada (Figura 2). Si no son invasivas, como la mayoría, y son de grado 1 en múltiples secciones, las metástasis no ocurren. La invasión focal en lámina propia (carcinoma verrucoso microinvasivo) no afecta el buen pronóstico. Sin embargo, si áreas significativas del tumor sufren dediferenciación de mayor <text:s/>grado o sarcomatoide, el tumor pasa a clasificarse como carcinoma verrucoso mixto (híbrido) . En tales circunstancias las metástasis pueden estar presentes en hasta 25% de los casos.</text:p>
        <text:p text:style-name="P17">Los<text:span text:style-name="T1"> carcinoma basaloides</text:span> son macroscópicamente ulcerativos e inespecíficos. Pero la superficie de corte es típica con una neoplasia sólida, firme, beige, moderada a profundamente invasiva con pequeños focos amarillos necróticos (Figura 3). Las características microscópicas demuestran un patrón en nidos sólidos o centralmente necróticos (comedonecrosis) (Figura 4). El centro puede estar compuesto de restos queratínicos. Las células son de tamaño pequeño a intermedio, basaloides, fusiformes o pleomórficas con muchas apoptosis y figuras mitóticas. Invasión vascular y perineural son comunes, así como, metástasis ganglionares .</text:p>
        <text:p text:style-name="P17">Los <text:span text:style-name="T1">carcinomas condilomatosos (warty carcinomas)</text:span> pueden ser identificados macroscópicamente como tumores exofíticos con una apariencia en empedrado (Figura 5) La superficie de corte muestra un tumor exoendofítico. Histológicamente se observa la clásica papila condilomatosa, caracterizada por un patrón arborescente, un núcleo fibrovascular central y compuesta de células queratinizadas con coilocitosis pleomórfica superficial y profunda (Figura 6). La interfaz entre tumor y estroma es usualmente irregular. A diferencia de los condilomas gigantes (tumor de Buschke-Löwenstein) en el cual las células son benignas, en los carcinomas condilomatosos las células son malignas. El pronóstico es muy bueno y las metástasis inguinales ocurren raramente, especialmente en carcinomas que invaden en profundidad .</text:p>
        <text:p text:style-name="P17">El diagnóstico de los<text:span text:style-name="T1"> carcinomas papilares </text:span>es posible luego de excluir los carcinomas verrucosos y condilomatoso. Es considerado el tercer carcinoma peneal verruciforme. Macroscópicamente es un gran tumor exofítico en el cual la superficie de corte muestra una interfaz irregular entre tumor y estroma. Microscópicamente hay papilomatosis y bajo grado histológico (Figura 7). A diferencia de los carcinomas verrucosos, la acantosis no es prominente y la interfaz entre tumor y estroma es irregular. En oposición a los carcinomas condilomatosos, no hay coilocitosis. El pronóstico es excelente, con raras metástasis .</text:p>
        <text:p text:style-name="P17">Los<text:span text:style-name="T1"> carcinomas condilomatoso-basaloides</text:span> son neoplasias heterogéneas exoendofíticas. Histológicamente tiene características mixtas de los carcinomas tipo condilomatoso y basaloide. Más frecuentemente, en la superficie, hay un tumor papilomatoso y un carcinoma basaloide invasivo de cuerpo esponjoso o cavernoso. El índice de metástasis es mayor que en el carcinoma condilomatoso pero menor que en pacientes con carcinoma basaloide .</text:p>
        <text:p text:style-name="P17">Los <text:span text:style-name="T1">carcinomas sarcomatoides</text:span> están compuestos de una neoplasia bifásica de células epiteliales y fusiformes. Macroscópicamente pueden ser tumores polipoides o hemorrágicos y necróticos. Histológicamente pueden simular varios sarcomas tales como el <text:s text:c="2"/>fibrohistiocitoma maligno, leiomiosarcoma, fibrosarcoma u osteosarcoma (Figura 8). La inmunohistoquímica con citoqueratinas de alto peso molecular y p63 son útiles para el diagnóstico. El pronóstico de los pacientes con carcinoma sarcomatoide es malo [<text:span text:style-name="T17">16</text:span>].</text:p>
        <text:p text:style-name="P17">Los<text:span text:style-name="T19"> </text:span><text:span text:style-name="T1">carcinomas pseudohiperplásicos</text:span> son tumores raros que afectan principalmente el prepucio de ancianos con una larga historia de liquen escleroso. Tienen extremadamente bajo grado y simulan la hiperplasia pseudoepiteliomatosa (Figura 9). <text:s/>La invasión es rara más allá de la lámina propia, dartos o cuerpo esponjoso. El pronóstico es excelente . No hemos observado metástasis ganglionar en más de 25 casos examinados.</text:p>
        <text:p text:style-name="P17">Los<text:span text:style-name="T1"> carcinomas pseudoglandulares </text:span>son tumores <text:s/>acantolíticos o adenoides debido a necrosis tumoral central. Estos tumores pueden tener una apariencia en panal de abejas, simulando tumores glandulares (Figura 10). Son usualmente de alto grado y se encuentran entre los carcinomas peneales más metastatizantes .</text:p>
        <text:p text:style-name="P17"><text:s/>El <text:span text:style-name="T1">carcinoma cuniculatum </text:span>es probablemente una variante del carcinoma verrucoso caracterizado por un distintivo patrón de crecimiento laberíntico que simula madrigueras de conejos. Tumores similares han sido descritos originalmente en la región plantar del pie . Hay tractos tumorales y senos con formación frecuente de fístulas en el prepucio. Histológicamente son similares a los carcinomas verrucosos híbridos (Figura 11). No se ha reportado metástasis ganglionar .</text:p>
        <text:p text:style-name="P17">Los <text:span text:style-name="T1">carcinomas mixtos</text:span> son neoplasias heterogéneas en las cuales 2 o más de las características arriba descritas se encuentran presentes. Excluyendo los tumores condilomatoso-basaloides, la combinación <text:soft-page-break/>más frecuente es la de carcinoma verrucoso/carcinoma escamoso usual.</text:p>
        <text:p text:style-name="P17">El <text:span text:style-name="T1"><text:s/>carcinoma a células claras</text:span> fue reportado recientemente . Afecta preferencialmente la mucosa interna del prepucio de hombres jóvenes a de mediana edad, está asociado con infección por HPV (principalmente HPV-16) y muestra un curso clínico agresivo con frecuentes metástasis a ganglios inguinales y una alta mortalidad en comparación con los carcinomas escamosos usuales de pene. Las células tumorales son PAS, pan-CK, MUC-1, EMA y CEA positivas. La invasión vascular es un hallazgo frecuente. Cambios relacionados con infección por HPV son observados sólo en una minoría de los casos. </text:p>
        <text:p text:style-name="P17">El <text:span text:style-name="T1">carcinoma adenoescamoso </text:span>es un tumor mixto raro caracterizado por nidos de tumor escamoso predominantes, intercalados con áreas focales de diferenciación glandular (Figura 12). Cerca de una docena de casos han sido reportados . El tumor se origina en la región central/perimeatal del glande y tiene tendencia a infiltrar profundamente. La mayoría de los tumores son de alto grado con frecuente invasión vascular y perineural. El índice de metástasis es alto pero la mortalidad específica por cáncer permanece baja. El componente glandular es positivo para tinciones de mucina y CEA. </text:p>
        <text:p text:style-name="P17">El <text:span text:style-name="T1">carcinoma mucoepidermoide </text:span>de pene es un tumor sumamente raro el cual es histológicamente similar a su contraparte cervical . La población neoplásica está compuesta de células con diferenciación escamosa y células que muestran evidencia de diferenciación glandular sin una estructura glandular o ductal bien definida. Tinciones de CEA y mucina son positivas. Aunque se necesita una mayor cantidad de casos para su evaluación, parece ser que el carcinoma mucoepidermoide es más agresivo que el carcinoma adenoescamoso superficial .</text:p>
        <text:p text:style-name="P14"/>
        <text:h text:style-name="P21" text:outline-level="2">DETECCIÓN DEL HPV EN EL CÁNCER PENEAL</text:h>
        <text:p text:style-name="P17">Desde el estudio Gregoire et al <text:s/>se conoce la asociación preferencial de ciertos tipos de carcinomas peneales como los basaloides y los condilomatosos con el HPV y la negatividad del virus en carcinomas verrucosos y papilares. A pesar de la coexistencia geográfica de alta incidencia de cáncer peneal y cervical, la mayoría de los tumores de pene son histológicamente similares a los carcinomas vulvares pero no a los cervicales. Sin embargo, un subgrupo de carcinomas peneales, usualmente HPV positivos, son histológicamente idénticos al carcinoma cervical. Mientras que casi 100% de los carcinomas escamosos cervicales están relacionados con HPV <text:s/>el virus es encontrado sólo en un tercio a la mitad de los cánceres peneales y vulvares . Por estas razones se ha postulado una doble vía patogénica y etiológica para estos tumores . Dos evaluaciones independientes de varios estudios ha determinado una frecuencia media de <text:s/>detección de HPV en 48% de los carcinomas peneales .</text:p>
        <text:p text:style-name="P18"/>
        <text:p text:style-name="P17"><text:span text:style-name="T1">Características morfológicas y genotipo del HPV: </text:span>Recientemente hemos reportado un estudio de detección de HPV en 202 casos de cáncer de pene del Paraguay, hasta hoy la serie más grande en la literatura médica. Se detectó HPV en 64 de los 202 tumores (32%). Un genotipo único fue identificado en la mayoría de los casos (48 casos, 75%) . Como en otros estudios, el HPV-16 fue el genotipo más frecuente (72%), seguido por el HPV-6 (9%) y el HPV-18 (6%), ya sea en infecciones aisladas o múltiples. A pesar de haberse detectado mayor variedad de genotipos aislados en el carcinoma escamoso de tipo usual (16, 6, 45, 11 y 18), no se encontró una asociación entre genotipos de HPV y subtipos especiales. Se demostró la presencia de genotipos de bajo riesgo en 4 carcinomas: dos de tipo usual (HPV-6 y HPV-11) y dos carcinomas condilomatoso-basaloides (ambos positivos para HPV-6). Los carcinomas condilomatoso-basaloides se asociaron más frecuentemente a infecciones múltiples (33%) que los carcinomas condilomatoso (29%), basaloide (16%) o de tipo usual (11%). En 6 de 13 tumores con infecciones virales múltiples (58%) se demostró la presencia simultánea de HPV de bajo y alto riesgo.</text:p>
        <text:p text:style-name="P18"/>
        <text:p text:style-name="P17"><text:span text:style-name="T1">HPV y subtipos histológicos de carcinoma escamoso: </text:span>En el mismo estudio tratamos de correlacionar tipos histológicos con presencia o ausencia de HPV. Se utilizó para el efecto los criterios de clasificación histológica publicada por el <text:span text:style-name="T20">Armed Forces Institute of Pathology,</text:span> basada en los estudios realizados en el Paraguay . Los tipos de carcinoma más frecuentemente asociados con el HPV fueron los condilomatoso-basaloides (82%), basaloides (76%) y condilomatoso (39%). A pesar del clásico patrón condilomatoso con abundantes coilocitos pleomórficos , algunos carcinomas condilomatosos fueron negativos para HPV. Fue menos frecuente hallar HPV en los carcinomas de tipo usual (24%), mixto (19%), sarcomatoide (17%) y papilar (15%) No se demostró presencia de HPV en los carcinomas verrucosos, pseudohiperplásicos, pseudoglandulares ni cuniculatum. Los carcinomas mixtos fueron analizados por separado: las características condiloma<text:soft-page-break/>tosas y/o basaloides se asociaron con positividad para HPV; 6 de los 15 casos <text:s/>mixtos con características condilomatosas y/o basaloides (40%) fueron positivos para HPV, mientras que ninguno de los tumores mixtos sin características condilomatosas y/o basaloides mostró evidencias de infección por HPV <text:s/>(Figura 13).</text:p>
        <text:p text:style-name="P18"/>
        <text:p text:style-name="P17"><text:span text:style-name="T1">Expresión de p16</text:span><text:span text:style-name="T9">INK4a</text:span><text:span text:style-name="T1"> en subtipos de carcinoma peneal: </text:span>Hemos estudiado el valor de la expresión inmunohistoquímica de p16<text:span text:style-name="T4">INK4a</text:span> como un potencial sustituto para la detección de HPV más económico y sencillo, comparado con la PCR . Se encontró positividad para p16<text:span text:style-name="T4">INK4a</text:span> en 53 de 202 carcinomas de pene (26%). Hubo una fuerte asociación entre la coexpresión de HPV de alto riesgo y p16<text:span text:style-name="T4">INK4a</text:span>, con una concordancia general del 84%. La mayor positividad se presentó en carcinomas basaloides o basaloides mixtos. En los carcinomas papilares, sarcomatoide, verrucoso, cuniculatum y pseudohiperplásico se encontraron proporciones intermedias. Índices concordantes positivos o negativos fueron altos para todos los subtipos (Figura 14). La expresión de p16<text:span text:style-name="T4">INK4a</text:span> no sólo fue útil como un sustituto económico a la detección de HPV, sino también como método auxiliar para el diagnóstico diferencial en casos problemáticos.</text:p>
      </text:section>
      <text:p text:style-name="P16"/>
      <text:h text:style-name="P20" text:outline-level="2"/>
      <text:h text:style-name="P24" text:outline-level="2">BIBLIOGRAFÍA</text:h>
      <text:p text:style-name="P2"><text:bookmark-start text:name="_ENREF_37"/><text:bookmark-start text:name="_ENREF_36"/><text:bookmark-start text:name="_ENREF_35"/><text:bookmark-start text:name="_ENREF_34"/><text:bookmark-start text:name="_ENREF_33"/><text:bookmark-start text:name="_ENREF_32"/><text:bookmark-start text:name="_ENREF_31"/><text:bookmark-start text:name="_ENREF_30"/><text:bookmark-start text:name="_ENREF_29"/><text:bookmark-start text:name="_ENREF_28"/><text:bookmark-start text:name="_ENREF_27"/><text:bookmark-start text:name="_ENREF_26"/><text:bookmark-start text:name="_ENREF_25"/><text:bookmark-start text:name="_ENREF_24"/><text:bookmark-start text:name="_ENREF_23"/><text:bookmark-start text:name="_ENREF_22"/><text:bookmark-start text:name="_ENREF_21"/><text:bookmark-start text:name="_ENREF_20"/><text:bookmark-start text:name="_ENREF_19"/><text:bookmark-start text:name="_ENREF_18"/><text:bookmark-start text:name="_ENREF_17"/><text:bookmark-start text:name="_ENREF_16"/><text:bookmark-start text:name="_ENREF_15"/><text:bookmark-start text:name="_ENREF_14"/><text:bookmark-start text:name="_ENREF_13"/><text:bookmark-start text:name="_ENREF_12"/><text:bookmark-start text:name="_ENREF_11"/><text:bookmark-start text:name="_ENREF_10"/><text:bookmark-start text:name="_ENREF_9"/><text:bookmark-start text:name="_ENREF_8"/><text:bookmark-start text:name="_ENREF_7"/><text:bookmark-start text:name="_ENREF_6"/><text:bookmark-start text:name="_ENREF_5"/><text:bookmark-start text:name="_ENREF_4"/><text:bookmark-start text:name="_ENREF_3"/><text:bookmark-start text:name="_ENREF_2"/><text:bookmark-start text:name="_ENREF_1"/><field:fieldmark-start text:name="__Fieldmark__601_2961426810" field:type="vnd.oasis.opendocument.field.UNHANDLED"><field:param field:name="vnd.oasis.opendocument.field.code" field:value=" ADDIN EN.REFLIST "/><field:param field:name="vnd.oasis.opendocument.field.id" field:value="81"/></field:fieldmark-start>1.<text:tab/>Parkin DM, Muir CS, Whelan SL, Gao YT, Ferlay J, Powell J. Cancer Incidence in Five Continents, Vol. VI. IARC Scientific Publications No. 120. Lyon, France: IARC Press, 1992<text:bookmark-end text:name="_ENREF_1"/>.</text:p>
      <text:p text:style-name="P2">2.<text:tab/>Curado MP, Edwards B, Shin HR, Storm H, Ferlay J, Heanue M, Boyle P. Cancer Incidence in Five Continents, Vol. IX. IARC Scientific Publications No. 160. Lyon: IARC Press, 2007, p. 570-573.<text:bookmark-end text:name="_ENREF_2"/></text:p>
      <text:p text:style-name="P2">3.<text:tab/>Brinton LA, Li JY, Rong SD, Huang S, Xiao BS, Shi BG, Zhu ZJ, Schiffman MH, Dawsey S. Risk factors for penile cancer: results from a case-control study in China. Int J Cancer 1991; 47, 504-509.<text:bookmark-end text:name="_ENREF_3"/></text:p>
      <text:p text:style-name="P2">4.<text:tab/>Dillner J, von Krogh G, Horenblas S, Meijer CJ. Etiology of squamous cell carcinoma of the penis. Scand J Urol Nephrol 2000; 34, 189-193.<text:bookmark-end text:name="_ENREF_4"/></text:p>
      <text:p text:style-name="P2">5.<text:tab/>Maden C, Sherman KJ, Beckmann AM, Hislop TG, Teh CZ, Ashley RL, Daling JR. History of circumcision, medical conditions, and sexual activity and risk of penile cancer. J Natl Cancer Inst 1993; 85, 19-24.<text:bookmark-end text:name="_ENREF_5"/></text:p>
      <text:p text:style-name="P2">6.<text:tab/>Pow-Sang MR, Ferreira U, Pow-Sang JM, Nardi AC, Destefano V. Epidemiology and natural history of penile cancer. Urology 2010; 76, S2-6.<text:bookmark-end text:name="_ENREF_6"/></text:p>
      <text:p text:style-name="P2">7.<text:tab/>Cubilla AL, Chaux A, Rodriguez IM, Barreto JE, Netto GJ, Bosch XF, de San Jose S, Muñoz N, Hildesheim A. Phimosis, Lichen Sclerosus, Smoking, Poverty, Sexually-related Epidemiological Factors and Late Diagnosis are Prevalent among Patients with Penile Cancer in Paraguay [Abstract]. Mod Pathol 2011; 24, 186A.<text:bookmark-end text:name="_ENREF_7"/></text:p>
      <text:p text:style-name="P2">8.<text:tab/>Cubilla AL, Chaux A, Rodriguez IM, Barreto JE, Netto JC, Bosch FX, De San Jose S, Munoz E, Hildesheim A. Sexual History and Distinctive Pathological Features in HPV-Related Penile Carcinomas. Mod Pathol 2011; 24, 187A.<text:bookmark-end text:name="_ENREF_8"/></text:p>
      <text:p text:style-name="P2">9.<text:tab/>Backes DM, Kurman RJ, Pimenta JM, Smith JS. Systematic review of human papillomavirus prevalence in invasive penile cancer. Cancer Causes Control 2009; 20, 449-457.<text:bookmark-end text:name="_ENREF_9"/></text:p>
      <text:p text:style-name="P2">10.<text:tab/>Epstein JH, Cubilla AL, Humphrey PA. Tumors of the Prostate Gland, Seminal Vesicles, Penis, and Scrotum. <text:s/>Atlas of Tumor Pathology. Washington, D.C.: Armed Forces Institute of Pathology, 2011, p. 405-612.<text:bookmark-end text:name="_ENREF_10"/></text:p>
      <text:p text:style-name="P2">11.<text:tab/>Johnson DE, Lo RK, Srigley J, Ayala AG. Verrucous carcinoma of the penis. J Urol 1985; 133, 216-218.<text:bookmark-end text:name="_ENREF_11"/></text:p>
      <text:p text:style-name="P4"><text:span text:style-name="T16">12.<text:tab/>Cubilla AL, Reuter VE, Gregoire L, Ayala G, Ocampos S, Lancaster WD, Fair W. Basaloid squamous cell carcinoma: a distinctive human papilloma virus-related penile neoplasm: a report of 20 cases. </text:span><text:span text:style-name="T11">Am J Surg Pathol 1998; 22, 755-761.</text:span><text:bookmark-end text:name="_ENREF_12"/></text:p>
      <text:p text:style-name="P4"><text:span text:style-name="T11">13.<text:tab/>Cubilla AL, Velazques EF, Reuter VE, Oliva E, Mihm MC, Jr., Young RH. </text:span><text:span text:style-name="T16">Warty (condylomatous) squamous cell carcinoma of the penis: a report of 11 cases and proposed classification of 'verruciform' penile tumors. </text:span><text:span text:style-name="T11">Am J Surg Pathol 2000; 24, 505-512.</text:span><text:bookmark-end text:name="_ENREF_13"/></text:p>
      <text:p text:style-name="P4"><text:span text:style-name="T11">14.<text:tab/>Chaux A, Soares F, Rodriguez I, Barreto J, Lezcano C, Torres J, Velazquez EF, Cubilla AL. </text:span><text:span text:style-name="T16">Papillary squamous cell carcinoma, not otherwise specified (NOS) of the penis: Clinicopathologic features, differential diagnosis, and outcome of 35 cases. </text:span><text:span text:style-name="T11">Am J Surg Pathol 2010; 34, 223-230.</text:span><text:bookmark-end text:name="_ENREF_14"/></text:p>
      <text:p text:style-name="P4"><text:span text:style-name="T11">15.<text:tab/>Chaux A, Tamboli P, Ayala A, Soares F, Rodriguez I, Barreto J, Cubilla AL. </text:span><text:span text:style-name="T16">Warty-basaloid carcinoma: clinicopathological features of a distinctive penile neoplasm. Report of 45 cases. Mod Pathol 2010; 23, 896-904.</text:span><text:bookmark-end text:name="_ENREF_15"/></text:p>
      <text:p text:style-name="P4"><text:span text:style-name="T16">16.<text:tab/>Cubilla AL, Velazquez EF, Young RH. Pseudohyperplastic squamous cell carcinoma of the penis associated with lichen sclerosus. An extremely well-differentiated, nonverruciform neoplasm that preferentially affects the foreskin and is frequently misdiagnosed: a report of 10 cases of a distinctive clinicopathologic entity. </text:span><text:span text:style-name="T11">Am J Surg Pathol 2004; 28, 895-900.</text:span><text:bookmark-end text:name="_ENREF_16"/></text:p>
      <text:p text:style-name="P4"><text:span text:style-name="T11">17.<text:tab/>Cunha IW, Guimaraes GC, Soares F, Velazquez E, Torres JJ, Chaux A, Ayala G, Cubilla AL. </text:span><text:span text:style-name="T16">Pseudoglandular (adenoid, acantholytic) penile squamous cell carcinoma: a clinicopathologic and outcome study of 7 patients. Am J Surg Pathol 2009; 33, 551-555.</text:span><text:bookmark-end text:name="_ENREF_17"/></text:p>
      <text:p text:style-name="P4"><text:span text:style-name="T16">18.<text:tab/>Kathuria S, Rieker J, Jablokow VR, Van den Broek H. Plantar verrucous carcinoma (epithelioma cuniculatum): case report with review of the literature. </text:span><text:span text:style-name="T11">J Surg Oncol 1986; 31, 71-75.</text:span><text:bookmark-end text:name="_ENREF_18"/></text:p>
      <text:p text:style-name="P4"><text:span text:style-name="T11">19.<text:tab/>Barreto JE, Velazquez EF, Ayala E, Torres J, Cubilla AL. </text:span><text:span text:style-name="T16">Carcinoma cuniculatum: a distinctive variant of penile squamous cell carcinoma: report of 7 cases. Am J Surg Pathol 2007; 31, 71-75.</text:span><text:bookmark-end text:name="_ENREF_19"/></text:p>
      <text:p text:style-name="P2">20.<text:tab/>Liegl B, Regauer S. Penile clear cell carcinoma: a report of 5 cases of a distinct entity. The American journal of surgical pathology 2004; 28, 1513-1517.<text:bookmark-end text:name="_ENREF_20"/></text:p>
      <text:p text:style-name="P2">21.<text:tab/>Cubilla AL, Ayala MT, Barreto JE, Bellasai JG, Noel JC. Surface adenosquamous carcinoma of the penis. A report of three cases. Am J Surg Pathol 1996; 20, 156-160.<text:bookmark-end text:name="_ENREF_21"/></text:p>
      <text:p text:style-name="P2"><text:soft-page-break/>22.<text:tab/>Jamieson NV, Bullock KN, Barker TH. Adenosquamous carcinoma of the penis associated with balanitis xerotica obliterans. Br J Urol 1986; 58, 730-731.<text:bookmark-end text:name="_ENREF_22"/></text:p>
      <text:p text:style-name="P2">23.<text:tab/>Kageyama S, Ueda T, Kushima R, Sakamoto T. Primary adenosquamous cell carcinoma of the male distal urethra: magnetic resonance imaging using a circular surface coil. The Journal of urology 1997; 158, 1913-1914.<text:bookmark-end text:name="_ENREF_23"/></text:p>
      <text:p text:style-name="P2">24.<text:tab/>Lam KY, Chan KW. Molecular pathology and clinicopathologic features of penile tumors: with special reference to analyses of p21 and p53 expression and unusual histologic features. Arch Pathol Lab Med 1999; 123, 895-904.<text:bookmark-end text:name="_ENREF_24"/></text:p>
      <text:p text:style-name="P4"><text:span text:style-name="T16">25.<text:tab/>Masera A, Ovcak Z, Volavsek M, Bracko M. Adenosquamous carcinoma of the penis. </text:span><text:span text:style-name="T11">J Urol 1997; 157, 2261.</text:span><text:bookmark-end text:name="_ENREF_25"/></text:p>
      <text:p text:style-name="P4"><text:span text:style-name="T11">26.<text:tab/>Romero FR, de Castro MG, Garcia CR, Perez MD. </text:span><text:span text:style-name="T16">Adenosquamous carcinoma of the penis. </text:span><text:span text:style-name="T11">Clinics 2006; 61, 363-364.</text:span><text:bookmark-end text:name="_ENREF_26"/></text:p>
      <text:p text:style-name="P4"><text:span text:style-name="T11">27.<text:tab/>Guimaraes GC, Cunha IW, Soares FA, Lopes A, Torres J, Chaux A, Velazquez EF, Ayala G, Cubilla AL. </text:span><text:span text:style-name="T16">Penile squamous cell carcinoma clinicopathological features, nodal metastasis and outcome in 333 cases. J Urol 2009; 182, 528-534; discussion 534.</text:span><text:bookmark-end text:name="_ENREF_27"/></text:p>
      <text:p text:style-name="P2">28.<text:tab/>Froehner M, Schöbl R, Wirth MP. Mucoepidermoid penile carcinoma: clinical, histologic, and immunohistochemical characterization of an uncommon neoplasm. Urology 2000; 56, 154.<text:bookmark-end text:name="_ENREF_28"/></text:p>
      <text:p text:style-name="P2">29.<text:tab/>Layfield LJ, Liu K. Mucoepidermoid carcinoma arising in the glans penis. Arch Pathol Lab Med 2000; 124, 148-151.<text:bookmark-end text:name="_ENREF_29"/></text:p>
      <text:p text:style-name="P2">30.<text:tab/>Gregoire L, Cubilla AL, Reuter VE, Haas GP, Lancaster WD. Preferential association of human papillomavirus with high-grade histologic variants of penile-invasive squamous cell carcinoma. J Natl Cancer Inst 1995; 87, 1705-1709.<text:bookmark-end text:name="_ENREF_30"/></text:p>
      <text:p text:style-name="P2">31.<text:tab/>Cervical Cancer. In: Boyle P, Levin B, eds. World Cancer Report 2008. Lyon: International Agency for Research on Cancer, 2008, p. 418-423.<text:bookmark-end text:name="_ENREF_31"/></text:p>
      <text:p text:style-name="P2">32.<text:tab/>Krustrup D, Jensen HL, van den Brule AJ, Frisch M. Histological characteristics of human papilloma-virus-positive and -negative invasive and in situ squamous cell tumours of the penis. Int J Exp Pathol 2009; 90, 182-189.<text:bookmark-end text:name="_ENREF_32"/></text:p>
      <text:p text:style-name="P2">33.<text:tab/>Toki T, Kurman RJ, Park JS, Kessis T, Daniel RW, Shah KV. Probable nonpapillomavirus etiology of squamous cell carcinoma of the vulva in older women: a clinicopathologic study using in situ hybridization and polymerase chain reaction. Int J Gynecol Pathol 1991; 10, 107-125.<text:bookmark-end text:name="_ENREF_33"/></text:p>
      <text:p text:style-name="P2">34.<text:tab/>Rubin MA, Kleter B, Zhou M, Ayala G, Cubilla AL, Quint WG, Pirog EC. Detection and typing of human papillomavirus DNA in penile carcinoma: evidence for multiple independent pathways of penile carcinogenesis. Am J Pathol 2001; 159, 1211-1218.<text:bookmark-end text:name="_ENREF_34"/></text:p>
      <text:p text:style-name="P4"><text:span text:style-name="T16">35.<text:tab/>Miralles-Guri C, Bruni L, Cubilla AL, Castellsague X, Bosch FX, de Sanjose S. Human papillomavirus prevalence and type distribution in penile carcinoma. </text:span><text:span text:style-name="T11">J Clin Pathol 2009; 62, 870-878.</text:span><text:bookmark-end text:name="_ENREF_35"/></text:p>
      <text:p text:style-name="P4"><text:span text:style-name="T11">36.<text:tab/>Cubilla AL, Lloveras B, Alejo M, Clavero O, Chaux A, Kasamatsu E, Velazquez EF, Lezcano C, Monfulleda N, Tous S, Alemany L, Klaustermeier J, Munoz N, Quint W, de Sanjose S, Bosch FX. </text:span><text:span text:style-name="T16">The basaloid cell is the best tissue marker for human papillomavirus in invasive penile squamous cell carcinoma: A study of 202 cases from Paraguay. Am J Surg Pathol 2010; 34, 104-114.</text:span><text:bookmark-end text:name="_ENREF_36"/></text:p>
      <text:p text:style-name="P2">37.<text:tab/>Cubilla AL, Lloveras B, Alejo M, Clavero O, Chaux A, Kasamatsu E, Monfulleda N, Tous S, Alemany L, Klaustermeier J, Munoz N, Quint W, de Sanjose S, Bosch FX. Value of p16INKa in the pathology of invasive penile squamous cell carcinomas: A report of 202 cases. Am J Surg Pathol 2011; 35, 253-261.<text:bookmark-end text:name="_ENREF_37"/></text:p>
      <text:p text:style-name="P3"><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paragraph-properties fo:margin-left="0.5in" fo:margin-right="0in" fo:text-indent="0in" style:auto-text-indent="false"/>
      <style:text-properties fo:language="en" fo:country="US"/>
    </style:style>
    <style:style style:name="title" style:family="paragraph" style:parent-style-name="Standard">
      <style:paragraph-properties fo:margin-top="0.1945in" fo:margin-bottom="0.1945in" loext:contextual-spacing="false"/>
      <style:text-properties fo:language="es" fo:country="ES"/>
    </style:style>
    <style:style style:name="desc" style:family="paragraph" style:parent-style-name="Standard">
      <style:paragraph-properties fo:margin-top="0.1945in" fo:margin-bottom="0.1945in" loext:contextual-spacing="false"/>
      <style:text-properties fo:language="es" fo:country="ES"/>
    </style:style>
    <style:style style:name="details" style:family="paragraph" style:parent-style-name="Standard">
      <style:paragraph-properties fo:margin-top="0.1945in" fo:margin-bottom="0.1945in" loext:contextual-spacing="false"/>
      <style:text-properties fo:language="es" fo:country="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2346in" style:type="center"/>
          <style:tab-stop style:position="6.47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jrnl"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252in" fo:text-indent="-0.1252in" fo:margin-left="1.625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252in" fo:text-indent="-0.1252in" fo:margin-left="3.1252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252in" fo:text-indent="-0.25in" fo:margin-left="4.1252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252in"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598a0" officeooo:paragraph-rsid="001598a0" style:font-size-asian="10pt" style:font-size-complex="10pt"/>
    </style:style>
    <style:style style:name="MP2" style:family="paragraph" style:parent-style-name="Footer">
      <style:paragraph-properties fo:margin-left="0in" fo:margin-right="0.25in" fo:text-indent="0in" style:auto-text-indent="false"/>
    </style:style>
    <style:style style:name="MT1" style:family="text">
      <style:text-properties fo:language="es" fo:country="PY"/>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text:span text:style-name="MT1">Rev UN Med 2012 1(1): 85-99</text:span></text:p>
      </style:header>
      <style:footer>
        <text:p text:style-name="MP2"><draw:frame draw:style-name="Mfr1" draw:name="Frame2" text:anchor-type="paragraph" svg:y="0.0008in" draw:z-index="0"><draw:text-box fo:min-height="0.0228in" fo:min-width="0in"><text:p text:style-name="Footer"><text:span text:style-name="Page_20_Number"><text:page-number text:select-page="current">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UMAN PATH,  REVIEW PAPER</dc:title>
    <meta:initial-creator>WinuE</meta:initial-creator>
    <meta:creation-date>2012-03-20T17:06:00</meta:creation-date>
    <dc:creator>Alcides Chaux</dc:creator>
    <dc:date>2017-12-14T12:35:27.504630460</dc:date>
    <meta:print-date>2012-04-10T15:32:00</meta:print-date>
    <meta:editing-cycles>34</meta:editing-cycles>
    <meta:editing-duration>PT3H13M42S</meta:editing-duration>
    <meta:generator>LibreOffice/5.4.2.2$Linux_X86_64 LibreOffice_project/40m0$Build-2</meta:generator>
    <meta:document-statistic meta:table-count="0" meta:image-count="0" meta:object-count="0" meta:page-count="6" meta:paragraph-count="77" meta:word-count="3363" meta:character-count="22181" meta:non-whitespace-character-count="18880"/>
    <meta:user-defined meta:name="EN.InstantFormat">EN.InstantFormat</meta:user-defined>
    <meta:user-defined meta:name="EN.Layout">EN.Layout</meta:user-defined>
    <meta:user-defined meta:name="EN.Libraries">EN.Libraries</meta:user-defined>
  </office:meta>
</office:document-meta>
</file>